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Liberation Sans1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1" table:default-cell-style-name="ce8"/>
        <table:table-column table:style-name="co1" table:default-cell-style-name="Default"/>
        <table:table-row table:style-name="ro1">
          <table:table-cell table:style-name="ce7" office:value-type="string" calcext:value-type="string">
            <text:p>StockistName</text:p>
          </table:table-cell>
          <table:table-cell table:style-name="ce7" office:value-type="string" calcext:value-type="string">
            <text:p>ChemistName</text:p>
          </table:table-cell>
          <table:table-cell table:style-name="ce7" office:value-type="string" calcext:value-type="string">
            <text:p>ProductName</text:p>
          </table:table-cell>
          <table:table-cell table:style-name="ce7" office:value-type="string" calcext:value-type="string">
            <text:p>FreeSrip</text:p>
          </table:table-cell>
          <table:table-cell table:style-name="ce7" office:value-type="string" calcext:value-type="string">
            <text:p>SELL STRIP</text:p>
          </table:table-cell>
          <table:table-cell table:style-name="ce7" office:value-type="string" calcext:value-type="string">
            <text:p>ExpiredQty</text:p>
          </table:table-cell>
          <table:table-cell table:style-name="ce7" office:value-type="string" calcext:value-type="string">
            <text:p>ReturnQty</text:p>
          </table:table-cell>
          <table:table-cell table:style-name="ce7" office:value-type="string" calcext:value-type="string">
            <text:p>DamageQty</text:p>
          </table:table-cell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DivisionName</text:p>
          </table:table-cell>
          <table:table-cell table:style-name="ce9"/>
        </table:table-row>
        <table:table-row table:style-name="ro2">
          <table:table-cell office:value-type="string" calcext:value-type="string">
            <text:p>SAMARTH PHARMA</text:p>
          </table:table-cell>
          <table:table-cell office:value-type="string" calcext:value-type="string">
            <text:p>ANMOL MEDICINE, JAM KHAMBHALIA, JAM KHAMBHALIA</text:p>
          </table:table-cell>
          <table:table-cell office:value-type="string" calcext:value-type="string">
            <text:p>TEXGLOW G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.43" calcext:value-type="float">
            <text:p>96.4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2">
          <table:table-cell office:value-type="string" calcext:value-type="string">
            <text:p>SAMARTH PHARMA</text:p>
          </table:table-cell>
          <table:table-cell office:value-type="string" calcext:value-type="string">
            <text:p>DEVPUSHPA MEDICAL,</text:p>
          </table:table-cell>
          <table:table-cell office:value-type="string" calcext:value-type="string">
            <text:p>BIO AZAPIN TAB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.43" calcext:value-type="float">
            <text:p>75.4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2">
          <table:table-cell office:value-type="string" calcext:value-type="string">
            <text:p>SAMARTH PHARMA</text:p>
          </table:table-cell>
          <table:table-cell office:value-type="string" calcext:value-type="string">
            <text:p>DEVPUSHPA MEDICAL,</text:p>
          </table:table-cell>
          <table:table-cell office:value-type="string" calcext:value-type="string">
            <text:p>TELEXA 80 TA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71" calcext:value-type="float">
            <text:p>70.71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2">
          <table:table-cell office:value-type="string" calcext:value-type="string">
            <text:p>SAMARTH PHARMA</text:p>
          </table:table-cell>
          <table:table-cell office:value-type="string" calcext:value-type="string">
            <text:p>PRANSHU CHEMIST</text:p>
          </table:table-cell>
          <table:table-cell office:value-type="string" calcext:value-type="string">
            <text:p>UV CACHER 30G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5.08" calcext:value-type="float">
            <text:p>305.08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2">
          <table:table-cell office:value-type="string" calcext:value-type="string">
            <text:p>SAMARTH PHARMA</text:p>
          </table:table-cell>
          <table:table-cell office:value-type="string" calcext:value-type="string">
            <text:p>SHIVANSH MEDICAL STORE</text:p>
          </table:table-cell>
          <table:table-cell office:value-type="string" calcext:value-type="string">
            <text:p>ALVIZINE M TAB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72" calcext:value-type="float">
            <text:p>70.72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2">
          <table:table-cell office:value-type="string" calcext:value-type="string">
            <text:p>SAMARTH PHARMA</text:p>
          </table:table-cell>
          <table:table-cell office:value-type="string" calcext:value-type="string">
            <text:p>SHIVANSH MEDICAL STORE</text:p>
          </table:table-cell>
          <table:table-cell office:value-type="string" calcext:value-type="string">
            <text:p>STELLA 60K TAB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64" calcext:value-type="float">
            <text:p>63.64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2">
          <table:table-cell office:value-type="string" calcext:value-type="string">
            <text:p>SAMARTH PHARMA</text:p>
          </table:table-cell>
          <table:table-cell office:value-type="string" calcext:value-type="string">
            <text:p>SHIVANSH MEDICAL STORE</text:p>
          </table:table-cell>
          <table:table-cell office:value-type="string" calcext:value-type="string">
            <text:p>CAPILLUS TAB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.93" calcext:value-type="float">
            <text:p>115.9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2">
          <table:table-cell office:value-type="string" calcext:value-type="string">
            <text:p>SAMARTH PHARMA</text:p>
          </table:table-cell>
          <table:table-cell office:value-type="string" calcext:value-type="string">
            <text:p>SHIVANSH MEDICAL STORE</text:p>
          </table:table-cell>
          <table:table-cell office:value-type="string" calcext:value-type="string">
            <text:p>CAPILLUS M SOLUTI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4.29" calcext:value-type="float">
            <text:p>514.29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2">
          <table:table-cell office:value-type="string" calcext:value-type="string">
            <text:p>SAMARTH PHARMA</text:p>
          </table:table-cell>
          <table:table-cell office:value-type="string" calcext:value-type="string">
            <text:p>SHIVANSH MEDICAL STORE</text:p>
          </table:table-cell>
          <table:table-cell office:value-type="string" calcext:value-type="string">
            <text:p>LUWES CREAM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.43" calcext:value-type="float">
            <text:p>141.4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2">
          <table:table-cell office:value-type="string" calcext:value-type="string">
            <text:p>SAMARTH PHARMA</text:p>
          </table:table-cell>
          <table:table-cell office:value-type="string" calcext:value-type="string">
            <text:p>SHIVANSH MEDICAL STORE</text:p>
          </table:table-cell>
          <table:table-cell office:value-type="string" calcext:value-type="string">
            <text:p>CAPILLUS M SOLUTI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4.29" calcext:value-type="float">
            <text:p>514.29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2">
          <table:table-cell office:value-type="string" calcext:value-type="string">
            <text:p>SAMARTH PHARMA</text:p>
          </table:table-cell>
          <table:table-cell office:value-type="string" calcext:value-type="string">
            <text:p>SHIVANSH MEDICAL STORE</text:p>
          </table:table-cell>
          <table:table-cell office:value-type="string" calcext:value-type="string">
            <text:p>CAPILLUS TAB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.93" calcext:value-type="float">
            <text:p>115.9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2">
          <table:table-cell office:value-type="string" calcext:value-type="string">
            <text:p>SAMARTH PHARMA</text:p>
          </table:table-cell>
          <table:table-cell office:value-type="string" calcext:value-type="string">
            <text:p>SHIVANSH MEDICAL STORE</text:p>
          </table:table-cell>
          <table:table-cell office:value-type="string" calcext:value-type="string">
            <text:p>CAPILLUS TA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.93" calcext:value-type="float">
            <text:p>115.9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2">
          <table:table-cell office:value-type="string" calcext:value-type="string">
            <text:p>SAMARTH PHARMA</text:p>
          </table:table-cell>
          <table:table-cell office:value-type="string" calcext:value-type="string">
            <text:p>SHIVANSH MEDICAL STORE</text:p>
          </table:table-cell>
          <table:table-cell office:value-type="string" calcext:value-type="string">
            <text:p>ALVIZINE M TAB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72" calcext:value-type="float">
            <text:p>70.72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2">
          <table:table-cell office:value-type="string" calcext:value-type="string">
            <text:p>SAMARTH PHARMA</text:p>
          </table:table-cell>
          <table:table-cell office:value-type="string" calcext:value-type="string">
            <text:p>SHUBH PHARMACY</text:p>
          </table:table-cell>
          <table:table-cell office:value-type="string" calcext:value-type="string">
            <text:p>DIEXOMET G1 TAB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.7" calcext:value-type="float">
            <text:p>45.7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2">
          <table:table-cell office:value-type="string" calcext:value-type="string">
            <text:p>SAMARTH PHARMA</text:p>
          </table:table-cell>
          <table:table-cell office:value-type="string" calcext:value-type="string">
            <text:p>SHUBH PHARMACY</text:p>
          </table:table-cell>
          <table:table-cell office:value-type="string" calcext:value-type="string">
            <text:p>BIOZA 6 TAB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.29" calcext:value-type="float">
            <text:p>64.29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2">
          <table:table-cell office:value-type="string" calcext:value-type="string">
            <text:p>SAMARTH PHARMA</text:p>
          </table:table-cell>
          <table:table-cell office:value-type="string" calcext:value-type="string">
            <text:p>SHUBH PHARMACY</text:p>
          </table:table-cell>
          <table:table-cell office:value-type="string" calcext:value-type="string">
            <text:p>BIOZA 6 TAB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.29" calcext:value-type="float">
            <text:p>64.29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2">
          <table:table-cell office:value-type="string" calcext:value-type="string">
            <text:p>SAMARTH PHARMA</text:p>
          </table:table-cell>
          <table:table-cell office:value-type="string" calcext:value-type="string">
            <text:p>SHUBH PHARMACY</text:p>
          </table:table-cell>
          <table:table-cell office:value-type="string" calcext:value-type="string">
            <text:p>DIEXOMET G2 TAB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.15" calcext:value-type="float">
            <text:p>53.15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2">
          <table:table-cell office:value-type="string" calcext:value-type="string">
            <text:p>SAMARTH PHARMA</text:p>
          </table:table-cell>
          <table:table-cell office:value-type="string" calcext:value-type="string">
            <text:p>SHUBH PHARMACY</text:p>
          </table:table-cell>
          <table:table-cell office:value-type="string" calcext:value-type="string">
            <text:p>BIOZA 6 TAB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.29" calcext:value-type="float">
            <text:p>64.29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2">
          <table:table-cell office:value-type="string" calcext:value-type="string">
            <text:p>SAMARTH PHARMA</text:p>
          </table:table-cell>
          <table:table-cell office:value-type="string" calcext:value-type="string">
            <text:p>UTAM MEDICAL STORE</text:p>
          </table:table-cell>
          <table:table-cell office:value-type="string" calcext:value-type="string">
            <text:p>BIO AZAPIN TA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.43" calcext:value-type="float">
            <text:p>75.4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2">
          <table:table-cell office:value-type="string" calcext:value-type="string">
            <text:p>SAMARTH PHARMA</text:p>
          </table:table-cell>
          <table:table-cell office:value-type="string" calcext:value-type="string">
            <text:p>UTAM MEDICAL STORE</text:p>
          </table:table-cell>
          <table:table-cell office:value-type="string" calcext:value-type="string">
            <text:p>BIO AZAPIN TA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.43" calcext:value-type="float">
            <text:p>75.43</text:p>
          </table:table-cell>
          <table:table-cell office:value-type="string" calcext:value-type="string">
            <text:p>BIOS GENRA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style="long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1:25:32.535798133</meta:creation-date>
    <meta:generator>LibreOffice/7.3.7.2$Linux_X86_64 LibreOffice_project/30$Build-2</meta:generator>
    <dc:date>2023-11-03T18:29:50.760354051</dc:date>
    <meta:editing-duration>PT20M42S</meta:editing-duration>
    <meta:editing-cycles>5</meta:editing-cycles>
    <meta:document-statistic meta:table-count="1" meta:cell-count="210" meta:object-count="0"/>
  </office:meta>
</office:document-meta>
</file>